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paragraph-properties style:text-autospace="none"/>
      <style:text-properties style:font-name="Calibri" fo:color="#000000" fo:font-size="11pt" style:font-size-asian="11pt" style:font-size-complex="11pt" fo:language="fr" fo:country="FR"/>
    </style:style>
    <style:style style:name="P3" style:parent-style-name="Standard" style:family="paragraph">
      <style:paragraph-properties style:text-autospace="none"/>
      <style:text-properties style:font-name="Calibri" fo:color="#000000" fo:font-size="11pt" style:font-size-asian="11pt" style:font-size-complex="11pt" fo:language="fr" fo:country="FR"/>
    </style:style>
    <style:style style:name="P4" style:parent-style-name="Standard" style:family="paragraph">
      <style:paragraph-properties style:text-autospace="none"/>
      <style:text-properties style:font-name="Calibri" fo:color="#FF0000" fo:font-size="11pt" style:font-size-asian="11pt" style:font-size-complex="11pt" fo:language="fr" fo:country="FR"/>
    </style:style>
    <style:style style:name="P5" style:parent-style-name="Normal" style:family="paragraph">
      <style:text-properties fo:color="#FF00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color="#FF0000"/>
    </style:style>
    <style:style style:name="P8" style:parent-style-name="Normal" style:family="paragraph">
      <style:text-properties fo:color="#FF0000"/>
    </style:style>
    <style:style style:name="P9" style:parent-style-name="Normal" style:family="paragraph">
      <style:text-properties fo:color="#FF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FF0000"/>
    </style:style>
    <style:style style:name="P12" style:parent-style-name="Normal" style:family="paragraph">
      <style:text-properties fo:color="#FF0000"/>
    </style:style>
    <style:style style:name="P13" style:parent-style-name="Normal" style:family="paragraph">
      <style:text-properties fo:color="#FF0000"/>
    </style:style>
    <style:style style:name="P14" style:parent-style-name="Normal" style:family="paragraph">
      <style:text-properties fo:color="#FF0000"/>
    </style:style>
    <style:style style:name="P15" style:parent-style-name="Normal" style:family="paragraph">
      <style:text-properties fo:color="#FF0000"/>
    </style:style>
    <style:style style:name="T16" style:parent-style-name="Policepardéfaut" style:family="text">
      <style:text-properties fo:color="#FF0000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color="#FF0000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color="#FF0000"/>
    </style:style>
    <style:style style:name="T24" style:parent-style-name="Policepardéfaut" style:family="text">
      <style:text-properties fo:color="#FF0000"/>
    </style:style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color="#FF0000"/>
    </style:style>
    <style:style style:name="T27" style:parent-style-name="Policepardéfaut" style:family="text">
      <style:text-properties fo:color="#FF0000"/>
    </style:style>
    <style:style style:name="T28" style:parent-style-name="Policepardéfaut" style:family="text">
      <style:text-properties fo:color="#FF0000"/>
    </style:style>
    <style:style style:name="T29" style:parent-style-name="Policepardéfaut" style:family="text">
      <style:text-properties fo:color="#FF0000"/>
    </style:style>
    <style:style style:name="T30" style:parent-style-name="Policepardéfaut" style:family="text">
      <style:text-properties fo:color="#FF0000"/>
    </style:style>
    <style:style style:name="T31" style:parent-style-name="Policepardéfaut" style:family="text">
      <style:text-properties fo:color="#FF0000"/>
    </style:style>
    <style:style style:name="T32" style:parent-style-name="Policepardéfaut" style:family="text">
      <style:text-properties fo:color="#FF0000"/>
    </style:style>
    <style:style style:name="T33" style:parent-style-name="Policepardéfaut" style:family="text">
      <style:text-properties fo:color="#FF0000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color="#FF0000"/>
    </style:style>
    <style:style style:name="T41" style:parent-style-name="Policepardéfaut" style:family="text">
      <style:text-properties fo:color="#FF0000"/>
    </style:style>
    <style:style style:name="T42" style:parent-style-name="Policepardéfaut" style:family="text">
      <style:text-properties fo:color="#FF0000"/>
    </style:style>
  </office:automatic-styles>
  <office:body>
    <office:text text:use-soft-page-breaks="true">
      <text:p text:style-name="P1">6- PCTFREE</text:p>
      <text:p text:style-name="P2">Lors de ce test, on crée premièrement une table ETUDIANT_PCT qui comprend les valeurs de la table ETUDIANT.</text:p>
      <text:p text:style-name="P3"/>
      <text:p text:style-name="P4">CREATE TABLE ETUDIANT_PCT AS SELECT * FROM ETUDIANT ;</text:p>
      <text:p text:style-name="Normal"/>
      <text:p text:style-name="Normal">On ajoute une valeur à toutes les descriptions de la table :</text:p>
      <text:p text:style-name="P5">UPDATE ETUDIANT_PCT set description = 'a'<text:s/>;</text:p>
      <text:p text:style-name="P6">Avec la commande ci-dessous on récupère les valeurs de pct_free de cette table.</text:p>
      <text:p text:style-name="P7">SELECT SUM(VSIZE(noEtu) + VSIZE(nomEtu) + VSIZE(villeEtu) + VSIZE(genre) + VSIZE(statutM) + VSIZE(description))</text:p>
      <text:p text:style-name="P8">FROM ETUDIANT_PCT</text:p>
      <text:p text:style-name="P9">GROUP BY DBMS_ROWID.ROWID_BLOCK_NUMBER(ROWID), DBMS_ROWID.ROWID_RELATIVE_FNO(ROWID);</text:p>
      <text:p text:style-name="P10">On obtient un échantillon de 50 valeurs, quelques-unes de ces valeurs sont en dessous :</text:p>
      <text:p text:style-name="P11">---------------------------------------------------------------------------------------------------<text:s text:c="116"/>5398 <text:s text:c="115"/>5391 <text:s text:c="115"/>5408 <text:s text:c="115"/>5406 <text:s text:c="115"/>5389 <text:s text:c="115"/>5401 <text:s text:c="115"/>5422 <text:s text:c="115"/>5382 <text:s text:c="115"/>5397 <text:s text:c="64"/><text:s text:c="2"/><text:s text:c="49"/>5397 <text:s text:c="116"/></text:p>
      <text:p text:style-name="Normal">On refait plusieurs tests en modifiant les valeurs des descriptions :</text:p>
      <text:p text:style-name="P12">UPDATE ETUDIANT_PCT set description = 'aaaaaaaaaaa';</text:p>
      <text:p text:style-name="P13">---------------------------------------------------------------------------------------------------<text:s text:c="4"/><text:s text:c="113"/>7418 <text:s text:c="115"/>7411 <text:s text:c="115"/>7428 <text:s text:c="115"/>7426 <text:s text:c="115"/>7439 <text:s text:c="115"/>7421 <text:s text:c="115"/>7432 <text:s text:c="115"/>7432 <text:s text:c="115"/>7437 <text:s text:c="115"/>7427 <text:s text:c="115"/>7406 <text:s/></text:p>
      <text:p text:style-name="P14">UPDATE ETUDIANT_PCT set description ='aaaaaaaaaaaaaaaaaaaaaaaaaaaaaaaaaaaaaaaaaaaaaaaaaaaaaaaaaaaaaaaaaaaaaaaaaaaaaaaaaaaaaaaaaaaaaaaaaaaaaaaaaaaaaaaaaaaaaaaaaaaaaaaaaaaaaaaaaaaaaaaaaaaaaaaaaaaaaaaaaaaaaaaaaaaaaaaaaaaaaaaaaaaaaaaaaaaaaaaaaaaaaaaaaaaaaaaa';</text:p>
      <text:p text:style-name="P15"/>
      <text:soft-page-break/>
      <text:p text:style-name="Normal"><text:span text:style-name="T16">--------------------------------------------------------------------------------</text:span><text:span text:style-name="T17">-------------------</text:span><text:span text:style-name="T18"><text:s text:c="4"/></text:span><text:span text:style-name="T19"><text:s text:c="78"/>48828 <text:s text:c="73"/></text:span><text:span text:style-name="T20"><text:tab/></text:span><text:span text:style-name="T21"><text:tab/></text:span><text:span text:style-name="T22"><text:tab/><text:s text:c="8"/></text:span><text:span text:style-name="T23"><text:s/>4882</text:span><text:span text:style-name="T24">1</text:span><text:span text:style-name="T25"><text:s text:c="75"/>48838 <text:s text:c="73"/></text:span><text:span text:style-name="T26"><text:tab/></text:span><text:span text:style-name="T27"><text:tab/></text:span><text:span text:style-name="T28"><text:tab/><text:s text:c="8"/></text:span><text:span text:style-name="T29"><text:s/>48836 <text:s text:c="74"/>49464 <text:s text:c="72"/></text:span><text:span text:style-name="T30"><text:tab/></text:span><text:span text:style-name="T31"><text:tab/></text:span><text:span text:style-name="T32"><text:tab/><text:s text:c="8"/></text:span><text:span text:style-name="T33"><text:s/>48831 <text:s text:c="74"/>48637 <text:s text:c="73"/></text:span><text:span text:style-name="T34"><text:tab/></text:span><text:span text:style-name="T35"><text:tab/></text:span><text:span text:style-name="T36"><text:tab/></text:span><text:span text:style-name="T37"><text:s/></text:span><text:span text:style-name="T38"><text:s text:c="8"/></text:span><text:span text:style-name="T39">49457 <text:s text:c="74"/>49257 <text:s text:c="73"/></text:span><text:span text:style-name="T40"><text:tab/></text:span><text:span text:style-name="T41"><text:tab/><text:s text:c="22"/></text:span><text:span text:style-name="T42"><text:s/>49042 <text:s text:c="74"/>488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language="de" fo:country="DE" style:language-asian="ja" style:country-asian="JP" style:language-complex="fa" style:country-complex="I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ieu PERRIN</meta:initial-creator>
    <dc:creator>Matthieu PERRIN</dc:creator>
    <meta:creation-date>2019-12-02T09:45:00Z</meta:creation-date>
    <dc:date>2019-12-02T10:43:00Z</dc:date>
    <meta:template xlink:href="Normal" xlink:type="simple"/>
    <meta:editing-cycles>3</meta:editing-cycles>
    <meta:editing-duration>PT3360S</meta:editing-duration>
    <meta:document-statistic meta:page-count="2" meta:paragraph-count="9" meta:word-count="759" meta:character-count="4929" meta:row-count="34" meta:non-whitespace-character-count="4179"/>
  </office:meta>
</office:document-meta>
</file>